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18];[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19];[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0];[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1];[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6" office:value-type="float" office:value="21.535366">
            <text:p>21.5353660</text:p>
          </table:table-cell>
          <table:table-cell table:style-name="ce26" office:value-type="float" office:value="39.165337">
            <text:p>39.165337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1];[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2];[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53];[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54];[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55];[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56];[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57];[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58];[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59];[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0];[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1];[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2];[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63];[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64];[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65];[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66];[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67];[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77];[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78];[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79];[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80];[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1];[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2];[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8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84];[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85];[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86];[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87];[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88];[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89];[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0];[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1];[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2];[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93];[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94];[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95];[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96];[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97];[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98];[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99];[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0];[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1];[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02];[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03];[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04];[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05];[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06];[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07];[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08];[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09];[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0];[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1];[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2];[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13];[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14];[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15];[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16];[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17];[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18];[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19];[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0];[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1];[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2];[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23];[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6" office:value-type="float" office:value="39.185673">
            <text:p>39.1856730</text:p>
          </table:table-cell>
          <table:table-cell table:style-name="ce24" table:formula="oooc:=VLOOKUP([.F124];[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25];[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26];[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27];[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28];[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29];[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0];[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1];[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2];[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33];[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34];[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35];[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36];[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38];[Styles.A$1:.C$400];2)" office:value-type="string">
            <text:p>Boat shop</text:p>
          </table:table-cell>
          <table:table-cell table:style-name="ce24" office:value-type="float" office:value="695">
            <text:p>695</text:p>
          </table:table-cell>
        </table:table-row>
        <table:table-row table:style-name="ro2">
          <table:table-cell table:style-name="ce24" office:value-type="string">
            <text:p>Dive shops</text:p>
          </table:table-cell>
          <table:table-cell table:style-name="ce24" office:value-type="string">
            <text:p>2 in Danube building, one across parking lot</text:p>
          </table:table-cell>
          <table:table-cell table:style-name="ce25" office:value-type="float" office:value="21.548698">
            <text:p>21.5486980</text:p>
          </table:table-cell>
          <table:table-cell table:style-name="ce25" office:value-type="float" office:value="39.162289">
            <text:p>39.1622890</text:p>
          </table:table-cell>
          <table:table-cell table:style-name="ce24" table:formula="oooc:=VLOOKUP([.F139];[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40];[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41];[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l Akhal Oasis</text:p>
          </table:table-cell>
          <table:table-cell/>
          <table:table-cell table:style-name="ce27" office:value-type="float" office:value="23.3108">
            <text:p>23.3108000</text:p>
          </table:table-cell>
          <table:table-cell table:style-name="ce27" office:value-type="float" office:value="39.84889166666667">
            <text:p>39.8488917</text:p>
          </table:table-cell>
          <table:table-cell table:style-name="ce24" table:formula="oooc:=VLOOKUP([.F14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4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4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4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4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4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4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4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5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5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52];[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53];[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54];[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55];[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56];[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57];[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58];[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59];[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60];[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61];[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62];[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28"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63];[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64];[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65];[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66];[Styles.A$1:.C$400];2)" office:value-type="string">
            <text:p>Mosque</text:p>
          </table:table-cell>
          <table:table-cell table:style-name="ce24" office:value-type="float" office:value="707">
            <text:p>707</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67];[Styles.A$1:.C$400];2)" office:value-type="string">
            <text:p>Dam</text:p>
          </table:table-cell>
          <table:table-cell table:style-name="ce24" office:value-type="float" office:value="708">
            <text:p>708</text:p>
          </table:table-cell>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68];[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69];[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70];[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71];[Styles.A$1:.C$400];2)" office:value-type="string">
            <text:p>Cable car</text:p>
          </table:table-cell>
          <table:table-cell table:style-name="ce24" office:value-type="float" office:value="709">
            <text:p>709</text:p>
          </table:table-cell>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172];[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73];[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74];[Styles.A$1:.C$400];2)" office:value-type="string">
            <text:p>House</text:p>
          </table:table-cell>
          <table:table-cell table:style-name="ce24" office:value-type="float" office:value="710">
            <text:p>710</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75];[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76];[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77];[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78];[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40.230309">
            <text:p>40.2303090</text:p>
          </table:table-cell>
          <table:table-cell table:style-name="ce24" table:formula="oooc:=VLOOKUP([.F179];[Styles.A$1:.C$400];2)" office:value-type="string">
            <text:p>Water park</text:p>
          </table:table-cell>
          <table:table-cell table:style-name="ce24" office:value-type="float" office:value="711">
            <text:p>711</text:p>
          </table:table-cell>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3">
            <text:p>7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4">
            <text:p>7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5">
            <text:p>7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7" table:formula="oooc:=[.A5]+[.B5]/60+[.C5]/3600" office:value-type="string">
            <text:p>23.3108000</text:p>
          </table:table-cell>
          <table:table-cell table:style-name="ce27" table:formula="oooc:=[.A9]+[.B9]/60+[.C9]/3600" office:value-type="string">
            <text:p>39.8488917</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3">
            <text:p>23</text:p>
          </table:table-cell>
          <table:table-cell table:style-name="ce24" office:value-type="float" office:value="18">
            <text:p>18</text:p>
          </table:table-cell>
          <table:table-cell table:style-name="ce24" office:value-type="float" office:value="38.88">
            <text:p>38.88</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39">
            <text:p>39</text:p>
          </table:table-cell>
          <table:table-cell table:style-name="ce24" office:value-type="float" office:value="50">
            <text:p>50</text:p>
          </table:table-cell>
          <table:table-cell table:style-name="ce24" office:value-type="float" office:value="56.01">
            <text:p>56.01</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